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6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813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3" table:default-cell-style-name="ce9"/>
        <table:table-column table:style-name="co3" table:default-cell-style-name="ce10"/>
        <table:table-column table:style-name="co2" table:default-cell-style-name="ce5"/>
        <table:table-column table:style-name="co3" table:number-columns-repeated="3" table:default-cell-style-name="ce9"/>
        <table:table-column table:style-name="co3" table:default-cell-style-name="ce5"/>
        <table:table-column table:style-name="co2" table:default-cell-style-name="ce1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7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30])" office:value-type="float" office:value="0">
            <text:p>0</text:p>
          </table:table-cell>
          <table:table-cell table:style-name="ce3" table:formula="of:=SUM([.C4:.C30])" office:value-type="currency" office:currency="EUR" office:value="378.764333333333">
            <text:p>378,76 €</text:p>
          </table:table-cell>
          <table:table-cell table:style-name="ce3" office:value-type="string">
            <text:p>-</text:p>
          </table:table-cell>
          <table:table-cell table:style-name="ce3" table:formula="of:=SUM([.E4:.E30])" office:value-type="currency" office:currency="EUR" office:value="0">
            <text:p>0,00 €</text:p>
          </table:table-cell>
          <table:table-cell table:style-name="ce3" table:formula="of:=SUM([.F4:.F30])" office:value-type="currency" office:currency="EUR" office:value="17.56">
            <text:p>17,56 €</text:p>
          </table:table-cell>
          <table:table-cell table:style-name="ce3" office:value-type="string">
            <text:p>-</text:p>
          </table:table-cell>
          <table:table-cell table:style-name="ce3" table:formula="of:=SUM([.H4:.H30])" office:value-type="currency" office:currency="EUR" office:value="21.072">
            <text:p>21,07 €</text:p>
          </table:table-cell>
          <table:table-cell table:style-name="ce3" table:formula="of:=SUM([.I4:.I30])" office:value-type="currency" office:currency="EUR" office:value="396.324333333333">
            <text:p>396,32 €</text:p>
          </table:table-cell>
          <table:table-cell table:style-name="ce3" table:formula="of:=SUM([.J4:.J30])" office:value-type="currency" office:currency="EUR" office:value="21.072">
            <text:p>21,07 €</text:p>
          </table:table-cell>
          <table:table-cell table:style-name="ce3" table:formula="of:=SUM([.K4:.K30])" office:value-type="float" office:value="103680">
            <text:p>10368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tige_filetee_m30_1000l</text:p>
          </table:table-cell>
          <table:table-cell/>
          <table:table-cell table:formula="of:=33.3786" office:value-type="currency" office:currency="EUR" office:value="33.3786">
            <text:p>33,3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33.3786">
            <text:p>33,38 €</text:p>
          </table:table-cell>
          <table:table-cell table:formula="of:=SUM([.E4];[.H4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4"/>
        </table:table-row>
        <table:table-row table:style-name="ro3">
          <table:table-cell office:value-type="string">
            <text:p>part_ecrou_30m</text:p>
          </table:table-cell>
          <table:table-cell/>
          <table:table-cell table:formula="of:=3.52" office:value-type="currency" office:currency="EUR" office:value="3.52">
            <text:p>3,52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3.52">
            <text:p>3,52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table:style-name="ce14"/>
        </table:table-row>
        <table:table-row table:style-name="ro3">
          <table:table-cell office:value-type="string">
            <text:p>part_rondelle_30m</text:p>
          </table:table-cell>
          <table:table-cell/>
          <table:table-cell table:formula="of:=0.552" office:value-type="currency" office:currency="EUR" office:value="0.552">
            <text:p>0,55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0.552">
            <text:p>0,55 €</text:p>
          </table:table-cell>
          <table:table-cell table:formula="of:=SUM([.E6];[.H6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3">
          <table:table-cell office:value-type="string">
            <text:p>part_tube</text:p>
          </table:table-cell>
          <table:table-cell/>
          <table:table-cell table:formula="of:=56.33" office:value-type="currency" office:currency="EUR" office:value="56.33">
            <text:p>56,33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56.33">
            <text:p>56,33 €</text:p>
          </table:table-cell>
          <table:table-cell table:formula="of:=SUM([.E7];[.H7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3">
          <table:table-cell office:value-type="string">
            <text:p>part_magnet_1d72_2d32_15e</text:p>
          </table:table-cell>
          <table:table-cell/>
          <table:table-cell table:formula="of:=2.06/1.2" office:value-type="currency" office:currency="EUR" office:value="1.71666666666667">
            <text:p>1,72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1.71666666666667">
            <text:p>1,72 €</text:p>
          </table:table-cell>
          <table:table-cell table:formula="of:=SUM([.E8];[.H8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3">
          <table:table-cell office:value-type="string">
            <text:p>part_faraday_disc</text:p>
          </table:table-cell>
          <table:table-cell/>
          <table:table-cell table:formula="of:=3.92" office:value-type="currency" office:currency="EUR" office:value="3.92">
            <text:p>3,92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0">
            <text:p>0,00 €</text:p>
          </table:table-cell>
          <table:table-cell table:style-name="ce9" table:formula="of:=17.56" office:value-type="currency" office:currency="EUR" office:value="17.56">
            <text:p>17,56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21.072">
            <text:p>21,07 €</text:p>
          </table:table-cell>
          <table:table-cell table:formula="of:=SUM([.C9];[.F9])" office:value-type="currency" office:currency="EUR" office:value="21.48">
            <text:p>21,48 €</text:p>
          </table:table-cell>
          <table:table-cell table:formula="of:=SUM([.E9];[.H9])" office:value-type="currency" office:currency="EUR" office:value="21.072">
            <text:p>21,07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support</text:p>
          </table:table-cell>
          <table:table-cell/>
          <table:table-cell table:formula="of:=114.73" office:value-type="currency" office:currency="EUR" office:value="114.73">
            <text:p>114,7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0">
            <text:p>0,00 €</text:p>
          </table:table-cell>
          <table:table-cell table:formula="of:=SUM([.C10];[.F10])" office:value-type="currency" office:currency="EUR" office:value="114.73">
            <text:p>114,73 €</text:p>
          </table:table-cell>
          <table:table-cell table:formula="of:=SUM([.E10];[.H10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palier_2_fixation_support</text:p>
          </table:table-cell>
          <table:table-cell/>
          <table:table-cell table:formula="of:=10.2/1.2" office:value-type="currency" office:currency="EUR" office:value="8.5">
            <text:p>8,50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0">
            <text:p>0,00 €</text:p>
          </table:table-cell>
          <table:table-cell table:formula="of:=SUM([.C11];[.F11])" office:value-type="currency" office:currency="EUR" office:value="8.5">
            <text:p>8,50 €</text:p>
          </table:table-cell>
          <table:table-cell table:formula="of:=SUM([.E11];[.H11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palier_2_fixation_ossature</text:p>
          </table:table-cell>
          <table:table-cell/>
          <table:table-cell table:formula="of:=9.17/1.2" office:value-type="currency" office:currency="EUR" office:value="7.64166666666667">
            <text:p>7,64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7.64166666666667">
            <text:p>7,64 €</text:p>
          </table:table-cell>
          <table:table-cell table:formula="of:=SUM([.E12];[.H12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rondelle_16m</text:p>
          </table:table-cell>
          <table:table-cell/>
          <table:table-cell table:formula="of:=0.124/1.2" office:value-type="currency" office:currency="EUR" office:value="0.103333333333333">
            <text:p>0,10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0.103333333333333">
            <text:p>0,10 €</text:p>
          </table:table-cell>
          <table:table-cell table:formula="of:=SUM([.E13];[.H13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ecrou_16m</text:p>
          </table:table-cell>
          <table:table-cell/>
          <table:table-cell table:formula="of:=0.372" office:value-type="currency" office:currency="EUR" office:value="0.372">
            <text:p>0,37 €</text:p>
          </table:table-cell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.372">
            <text:p>0,37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part_accouplement_rigide_mecanique_30m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vis_metal_m30_70l</text:p>
          </table:table-cell>
          <table:table-cell/>
          <table:table-cell table:formula="of:=7.608" office:value-type="currency" office:currency="EUR" office:value="7.608">
            <text:p>7,61 €</text:p>
          </table:table-cell>
          <table:table-cell table:formula="of:=20" office:value-type="float" office:value="20">
            <text:p>20</text:p>
          </table:table-cell>
          <table:table-cell table:formula="of:=[.B16]*[.C16]*(1+[.D16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6]*(1+[.G16]/100)" office:value-type="currency" office:currency="EUR" office:value="0">
            <text:p>0,00 €</text:p>
          </table:table-cell>
          <table:table-cell table:formula="of:=SUM([.C16];[.F16])" office:value-type="currency" office:currency="EUR" office:value="7.608">
            <text:p>7,61 €</text:p>
          </table:table-cell>
          <table:table-cell table:formula="of:=SUM([.E16];[.H16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moyeu_amovible_generator</text:p>
          </table:table-cell>
          <table:table-cell/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7]*[.C17]*(1+[.D1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7]*(1+[.G17]/100)" office:value-type="currency" office:currency="EUR" office:value="0">
            <text:p>0,00 €</text:p>
          </table:table-cell>
          <table:table-cell table:formula="of:=SUM([.C17];[.F17])" office:value-type="currency" office:currency="EUR" office:value="10.2">
            <text:p>10,20 €</text:p>
          </table:table-cell>
          <table:table-cell table:formula="of:=SUM([.E17];[.H17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3">
          <table:table-cell office:value-type="string">
            <text:p>part_poulie_generator</text:p>
          </table:table-cell>
          <table:table-cell/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8]*[.C18]*(1+[.D18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8]*(1+[.G18]/100)" office:value-type="currency" office:currency="EUR" office:value="0">
            <text:p>0,00 €</text:p>
          </table:table-cell>
          <table:table-cell table:formula="of:=SUM([.C18];[.F18])" office:value-type="currency" office:currency="EUR" office:value="10.2">
            <text:p>10,20 €</text:p>
          </table:table-cell>
          <table:table-cell table:formula="of:=SUM([.E18];[.H18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art_tige_filetee_m16_1000l</text:p>
          </table:table-cell>
          <table:table-cell/>
          <table:table-cell table:formula="of:=10.1004" office:value-type="currency" office:currency="EUR" office:value="10.1004">
            <text:p>10,10 €</text:p>
          </table:table-cell>
          <table:table-cell table:formula="of:=20" office:value-type="float" office:value="20">
            <text:p>20</text:p>
          </table:table-cell>
          <table:table-cell table:formula="of:=[.B19]*[.C19]*(1+[.D19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9]*(1+[.G19]/100)" office:value-type="currency" office:currency="EUR" office:value="0">
            <text:p>0,00 €</text:p>
          </table:table-cell>
          <table:table-cell table:formula="of:=SUM([.C19];[.F19])" office:value-type="currency" office:currency="EUR" office:value="10.1004">
            <text:p>10,10 €</text:p>
          </table:table-cell>
          <table:table-cell table:formula="of:=SUM([.E19];[.H19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3">
          <table:table-cell office:value-type="string">
            <text:p>Moteur monophasé CEMER MYTE B3, 1.1 KW, 3000 TR/MIN, HA 80, 230V, Alu</text:p>
          </table:table-cell>
          <table:table-cell/>
          <table:table-cell table:formula="of:=131.87/1.2" office:value-type="currency" office:currency="EUR" office:value="109.891666666667">
            <text:p>109,89 €</text:p>
          </table:table-cell>
          <table:table-cell table:formula="of:=20" office:value-type="float" office:value="20">
            <text:p>20</text:p>
          </table:table-cell>
          <table:table-cell table:formula="of:=[.B20]*[.C20]*(1+[.D20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0]*(1+[.G20]/100)" office:value-type="currency" office:currency="EUR" office:value="0">
            <text:p>0,00 €</text:p>
          </table:table-cell>
          <table:table-cell table:formula="of:=SUM([.C20];[.F20])" office:value-type="currency" office:currency="EUR" office:value="109.891666666667">
            <text:p>109,89 €</text:p>
          </table:table-cell>
          <table:table-cell table:formula="of:=SUM([.E20];[.H20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Courroie entre moteur et générateur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21]*[.C21]*(1+[.D21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1]*(1+[.G21]/100)" office:value-type="currency" office:currency="EUR" office:value="0">
            <text:p>0,00 €</text:p>
          </table:table-cell>
          <table:table-cell table:formula="of:=SUM([.C21];[.F21])" office:value-type="currency" office:currency="EUR" office:value="0">
            <text:p>0,00 €</text:p>
          </table:table-cell>
          <table:table-cell table:formula="of:=SUM([.E21];[.H21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Poulie moteur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22]*[.C22]*(1+[.D22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2]*(1+[.G22]/100)" office:value-type="currency" office:currency="EUR" office:value="0">
            <text:p>0,00 €</text:p>
          </table:table-cell>
          <table:table-cell table:formula="of:=SUM([.C22];[.F22])" office:value-type="currency" office:currency="EUR" office:value="0">
            <text:p>0,00 €</text:p>
          </table:table-cell>
          <table:table-cell table:formula="of:=SUM([.E22];[.H22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Moyeu moteur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23]*[.C23]*(1+[.D23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3]*(1+[.G23]/100)" office:value-type="currency" office:currency="EUR" office:value="0">
            <text:p>0,00 €</text:p>
          </table:table-cell>
          <table:table-cell table:formula="of:=SUM([.C23];[.F23])" office:value-type="currency" office:currency="EUR" office:value="0">
            <text:p>0,00 €</text:p>
          </table:table-cell>
          <table:table-cell table:formula="of:=SUM([.E23];[.H23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Accouplement rigide moteur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24]*[.C24]*(1+[.D2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4]*(1+[.G24]/100)" office:value-type="currency" office:currency="EUR" office:value="0">
            <text:p>0,00 €</text:p>
          </table:table-cell>
          <table:table-cell table:formula="of:=SUM([.C24];[.F24])" office:value-type="currency" office:currency="EUR" office:value="0">
            <text:p>0,00 €</text:p>
          </table:table-cell>
          <table:table-cell table:formula="of:=SUM([.E24];[.H24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6" office:value-type="string">
            <text:p>Vis metal pour poulie moteur</text:p>
          </table:table-cell>
          <table:table-cell/>
          <table:table-cell table:style-name="ce7"/>
          <table:table-cell table:formula="of:=20" office:value-type="float" office:value="20">
            <text:p>20</text:p>
          </table:table-cell>
          <table:table-cell table:formula="of:=[.B25]*[.C25]*(1+[.D2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5]*(1+[.G25]/100)" office:value-type="currency" office:currency="EUR" office:value="0">
            <text:p>0,00 €</text:p>
          </table:table-cell>
          <table:table-cell table:formula="of:=SUM([.C25];[.F25])" office:value-type="currency" office:currency="EUR" office:value="0">
            <text:p>0,00 €</text:p>
          </table:table-cell>
          <table:table-cell table:formula="of:=SUM([.E25];[.H2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oudre de cuivre</text:p>
          </table:table-cell>
          <table:table-cell/>
          <table:table-cell table:style-name="ce10"/>
          <table:table-cell table:formula="of:=20" office:value-type="float" office:value="20">
            <text:p>20</text:p>
          </table:table-cell>
          <table:table-cell table:formula="of:=[.B26]*[.C26]*(1+[.D26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6]*(1+[.G26]/100)" office:value-type="currency" office:currency="EUR" office:value="0">
            <text:p>0,00 €</text:p>
          </table:table-cell>
          <table:table-cell table:formula="of:=SUM([.C26];[.F26])" office:value-type="currency" office:currency="EUR" office:value="0">
            <text:p>0,00 €</text:p>
          </table:table-cell>
          <table:table-cell table:formula="of:=SUM([.E26];[.H26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Rondelle pour poulie moteur</text:p>
          </table:table-cell>
          <table:table-cell/>
          <table:table-cell table:style-name="ce7"/>
          <table:table-cell table:formula="of:=20" office:value-type="float" office:value="20">
            <text:p>20</text:p>
          </table:table-cell>
          <table:table-cell table:formula="of:=[.B27]*[.C27]*(1+[.D2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7]*(1+[.G27]/100)" office:value-type="currency" office:currency="EUR" office:value="0">
            <text:p>0,00 €</text:p>
          </table:table-cell>
          <table:table-cell table:formula="of:=SUM([.C27];[.F27])" office:value-type="currency" office:currency="EUR" office:value="0">
            <text:p>0,00 €</text:p>
          </table:table-cell>
          <table:table-cell table:formula="of:=SUM([.E27];[.H27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/11/2022</text:date>, <text:time>18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45S</meta:editing-duration>
    <meta:editing-cycles>14</meta:editing-cycles>
    <meta:generator>OpenOffice/4.1.13$Win32 OpenOffice.org_project/4113m1$Build-9810</meta:generator>
    <dc:date>2022-11-05T18:29:28.64</dc:date>
    <meta:document-statistic meta:table-count="1" meta:cell-count="289" meta:object-count="0"/>
    <meta:user-defined meta:name="Info 1"/>
    <meta:user-defined meta:name="Info 2"/>
    <meta:user-defined meta:name="Info 3"/>
    <meta:user-defined meta:name="Info 4"/>
  </office:meta>
</office:document-meta>
</file>